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mplict f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6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3" office:value-type="float" office:value="11.865" calcext:value-type="float">
            <text:p>11.8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429.298" calcext:value-type="float">
            <text:p>429.298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style-name="ce2" table:number-columns-repeated="2"/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style-name="ce2" table:number-columns-repeated="2"/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2" table:number-columns-repeated="2"/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2" table:number-columns-repeated="2"/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2" table:number-columns-repeated="3"/>
          <table:table-cell table:style-name="ce2" office:value-type="string" calcext:value-type="string">
            <text:p>&gt;60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bit length(bit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style-name="ce3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style-name="ce3" table:formula="of:=[.C21]/[.C20]" office:value-type="float" office:value="1.67826086956522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style-name="ce3" table:formula="of:=[.C22]/[.C21]" office:value-type="float" office:value="1.9274611398963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style-name="ce3" table:formula="of:=[.C23]/[.C22]" office:value-type="float" office:value="1.91935483870968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style-name="ce3" table:formula="of:=[.C24]/[.C23]" office:value-type="float" office:value="2.01820728291317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style-name="ce3" table:formula="of:=[.C25]/[.C24]" office:value-type="float" office:value="2.18598195697432" calcext:value-type="float">
            <text:p>2.19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style-name="ce3" table:formula="of:=[.C26]/[.C25]" office:value-type="float" office:value="2.30539682539683" calcext:value-type="float">
            <text:p>2.31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style-name="ce3" table:formula="of:=[.C27]/[.C26]" office:value-type="float" office:value="2.24538694574497" calcext:value-type="float">
            <text:p>2.25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style-name="ce3" table:formula="of:=[.C28]/[.C27]" office:value-type="float" office:value="2.23236845333006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style-name="ce3" table:formula="of:=[.C29]/[.C28]" office:value-type="float" office:value="2.28392077140738" calcext:value-type="float">
            <text:p>2.28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00／00／00</text:date>, <text:time style:data-style-name="N2" text:time-value="15:55:57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5:56:14.372000000</dc:date>
    <meta:editing-duration>PT4H53M13S</meta:editing-duration>
    <meta:editing-cycles>77</meta:editing-cycles>
    <meta:generator>LibreOffice/4.2.5.2$Windows_x86 LibreOffice_project/61cb170a04bb1f12e77c884eab9192be736ec5f5</meta:generator>
    <meta:document-statistic meta:table-count="2" meta:cell-count="173" meta:object-count="0"/>
  </office:meta>
</office:document-meta>
</file>